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9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2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3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7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.024cm"/>
      <style:paragraph-properties style:writing-mode="lr-tb"/>
    </style:style>
    <style:style style:name="gr18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20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/>
      <style:text-properties fo:color="#999999" loext:opacity="100%" fo:font-size="10pt"/>
    </style:style>
    <style:style style:name="P14" style:family="paragraph">
      <loext:graphic-properties draw:fill-color="#eeeeee"/>
      <style:paragraph-properties fo:text-align="center"/>
      <style:text-properties fo:color="#999999" loext:opacity="100%" fo:font-size="10pt"/>
    </style:style>
    <style:style style:name="P15" style:family="paragraph">
      <loext:graphic-properties draw:fill-color="#afd095"/>
      <style:paragraph-properties fo:text-align="center" style:writing-mode="lr-tb"/>
      <style:text-properties fo:color="#00a933" loext:opacity="100%" style:font-name="Hack Nerd Font Mono" fo:font-size="7pt" style:font-size-asian="7pt" style:font-size-complex="7pt"/>
    </style:style>
    <style:style style:name="P16" style:family="paragraph">
      <style:paragraph-properties fo:text-align="center" style:writing-mode="lr-tb"/>
      <style:text-properties fo:color="#00a933" loext:opacity="100%" style:font-name="Hack Nerd Font Mono" fo:font-size="14pt"/>
    </style:style>
    <style:style style:name="P1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/>
    </style:style>
    <style:style style:name="P18" style:family="paragraph"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10pt" style:font-size-complex="10pt"/>
    </style:style>
    <style:style style:name="P20" style:family="paragraph"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14pt" style:font-size-asian="9pt" style:font-size-complex="9pt"/>
    </style:style>
    <style:style style:name="P22" style:family="paragraph">
      <style:paragraph-properties fo:text-align="center" style:writing-mode="lr-tb"/>
      <style:text-properties fo:color="#2a6099" loext:opacity="100%" style:font-name="Hack Nerd Font Mono" fo:font-size="10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4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0pt"/>
    </style:style>
    <style:style style:name="P25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0pt"/>
    </style:style>
    <style:style style:name="P26" style:family="paragraph">
      <style:paragraph-properties fo:text-align="center" style:writing-mode="lr-tb"/>
      <style:text-properties fo:color="#2a6099" loext:opacity="100%" style:font-name="Hack Nerd Font Mono" fo:font-size="8pt"/>
    </style:style>
    <style:style style:name="P27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8pt"/>
    </style:style>
    <style:style style:name="P28" style:family="paragraph">
      <style:paragraph-properties fo:text-align="center" style:writing-mode="lr-tb"/>
      <style:text-properties fo:color="#00a933" loext:opacity="100%" style:font-name="Hack Nerd Font Mono" fo:font-size="8pt"/>
    </style:style>
    <style:style style:name="P29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8pt"/>
    </style:style>
    <style:style style:name="P31" style:family="paragraph"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34" style:family="paragraph"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8pt" style:font-size-asian="9pt" style:font-size-complex="9pt"/>
    </style:style>
    <style:style style:name="P3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" fo:font-size="14pt"/>
    </style:style>
    <style:style style:name="P38" style:family="paragraph">
      <style:paragraph-properties fo:text-align="center" style:writing-mode="lr-tb"/>
      <style:text-properties fo:color="#2a6099" loext:opacity="100%" style:font-name="Hack Nerd Font Mono" fo:font-size="11pt"/>
    </style:style>
    <style:style style:name="P39" style:family="paragraph">
      <loext:graphic-properties draw:fill-color="#dee6ef"/>
      <style:paragraph-properties fo:text-align="center" style:writing-mode="lr-tb"/>
      <style:text-properties fo:color="#2a6099" loext:opacity="100%" style:font-name="Hack Nerd Font Mono" fo:font-size="11pt"/>
    </style:style>
    <style:style style:name="P40" style:family="paragraph">
      <style:paragraph-properties fo:text-align="center" style:writing-mode="lr-tb"/>
      <style:text-properties fo:color="#00a933" loext:opacity="100%" style:font-name="Hack Nerd Font Mono" fo:font-size="7pt"/>
    </style:style>
    <style:style style:name="P4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/>
    </style:style>
    <style:style style:name="P42" style:family="paragraph"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7pt" style:font-size-asian="10pt" style:font-size-complex="10pt"/>
    </style:style>
    <style:style style:name="P44" style:family="paragraph"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P4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" fo:font-size="5.5pt" style:font-size-asian="9pt" style:font-size-complex="9pt"/>
    </style:style>
    <style:style style:name="T1" style:family="text">
      <style:text-properties fo:color="#2a6099" loext:opacity="100%" style:font-name="Hack Nerd Font Mono" fo:font-size="14pt"/>
    </style:style>
    <style:style style:name="T2" style:family="text">
      <style:text-properties fo:color="#00a933" loext:opacity="100%" style:font-name="Hack Nerd Font Mono" fo:font-size="9pt"/>
    </style:style>
    <style:style style:name="T3" style:family="text">
      <style:text-properties fo:color="#00a933" loext:opacity="100%" style:font-name="Hack Nerd Font Mono" fo:font-size="9pt" style:font-size-asian="9pt" style:font-size-complex="9pt"/>
    </style:style>
    <style:style style:name="T4" style:family="text">
      <style:text-properties fo:color="#00a933" loext:opacity="100%" style:font-name="Hack Nerd Font Mono" fo:font-size="7pt" style:font-size-asian="7pt" style:font-size-complex="7pt"/>
    </style:style>
    <style:style style:name="T5" style:family="text">
      <style:text-properties fo:color="#00a933" loext:opacity="100%" style:font-name="Hack Nerd Font Mono" fo:font-size="9pt" style:font-size-asian="10pt" style:font-size-complex="10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Hack Nerd Font Mono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933" loext:opacity="100%" style:font-name="Hack Nerd Font Mono" fo:font-size="14pt"/>
    </style:style>
    <style:style style:name="T8" style:family="text">
      <style:text-properties fo:color="#00a933" loext:opacity="100%" style:font-name="Hack Nerd Font Mono" fo:font-size="14pt" style:font-size-asian="10pt" style:font-size-complex="10pt"/>
    </style:style>
    <style:style style:name="T9" style:family="text">
      <style:text-properties fo:color="#00a933" loext:opacity="100%" style:font-name="Hack Nerd Font Mono" fo:font-size="14pt" style:font-size-asian="9pt" style:font-size-complex="9pt"/>
    </style:style>
    <style:style style:name="T10" style:family="text">
      <style:text-properties fo:color="#2a6099" loext:opacity="100%" style:font-name="Hack Nerd Font Mono"/>
    </style:style>
    <style:style style:name="T11" style:family="text">
      <style:text-properties fo:font-variant="normal" fo:text-transform="none" fo:color="#2a6099" loext:opacity="100%" style:text-outline="false" style:text-line-through-style="none" style:text-line-through-type="none" style:font-name="Hack Nerd Font Mono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a933" loext:opacity="100%" style:font-name="Hack Nerd Font Mono"/>
    </style:style>
    <style:style style:name="T13" style:family="text">
      <style:text-properties fo:color="#00a933" loext:opacity="100%" style:font-name="Hack Nerd Font Mono" style:font-size-asian="10pt" style:font-size-complex="10pt"/>
    </style:style>
    <style:style style:name="T14" style:family="text">
      <style:text-properties fo:color="#00a933" loext:opacity="100%" style:font-name="Hack Nerd Font Mono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rais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mouse</text:span></text:p>
          <text:p text:style-name="P7"><text:span text:style-name="T4">,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alt</text:span></text:p>
          <text:p text:style-name="P5"><text:span text:style-name="T3">¨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 text:style-name="P7"><text:span text:style-name="T4">Space</text:span></text:p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04cm" svg:height="1.249cm" svg:x="19.246cm" svg:y="1.451cm">
          <text:p text:style-name="P9"><text:span text:style-name="T5">bsp</text:span></text:p>
          <text:p text:style-name="P9"><text:span text:style-name="T5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2.951cm">
          <text:p text:style-name="P5"><text:span text:style-name="T3">S-ctr</text:span></text:p>
          <text:p text:style-name="P5"><text:span text:style-name="T3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1.524cm" svg:height="1.249cm" svg:x="14.476cm" svg:y="6cm">
          <text:p text:style-name="P7"><text:span text:style-name="T4">low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2" draw:layer="layout" svg:width="1.5cm" svg:height="1.249cm" svg:x="12.75cm" svg:y="6.251cm">
          <text:p text:style-name="P11"><text:span text:style-name="T6">arrows</text:span></text:p>
          <text:p text:style-name="P11"><text:span text:style-name="T6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4.451cm">
          <text:p text:style-name="P5"><text:span text:style-name="T3">sft</text:span><text:span text:style-name="T3"><text:line-break/></text:span><text:span text:style-name="T3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 text:style-name="P7"><text:span text:style-name="T4">Enter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Base</text:p>
          <draw:enhanced-geometry svg:viewBox="0 0 21600 21600" draw:type="rectangle" draw:enhanced-path="M 0 0 L 21600 0 21600 21600 0 21600 0 0 Z N"/>
        </draw:custom-shape>
      </draw:page>
      <draw:page draw:name="Lower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2.9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Lower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7" draw:layer="layout" svg:width="1.218cm" svg:height="1.249cm" svg:x="19.246cm" svg:y="1.451cm">
          <text:p text:style-name="P16"><text:span text:style-name="T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7" draw:layer="layout" svg:width="1.218cm" svg:height="1.249cm" svg:x="19.246cm" svg:y="1.451cm">
          <text:p text:style-name="P16"><text:span text:style-name="T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7" draw:layer="layout" svg:width="1.218cm" svg:height="1.249cm" svg:x="19.246cm" svg:y="1.451cm">
          <text:p text:style-name="P16"><text:span text:style-name="T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9" draw:layer="layout" svg:width="1.504cm" svg:height="1.249cm" svg:x="19.246cm" svg:y="1.451cm">
          <text:p text:style-name="P18"><text:span text:style-name="T8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7" draw:layer="layout" svg:width="1.218cm" svg:height="1.249cm" svg:x="19.246cm" svg:y="2.951cm">
          <text:p text:style-name="P16"><text:span text:style-name="T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1" draw:layer="layout" svg:width="1.504cm" svg:height="1.249cm" svg:x="19.246cm" svg:y="2.951cm">
          <text:p text:style-name="P20"><text:span text:style-name="T9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7" draw:layer="layout" svg:width="1.218cm" svg:height="1.249cm" svg:x="19.246cm" svg:y="4.451cm">
          <text:p text:style-name="P16"><text:span text:style-name="T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5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1" draw:layer="layout" svg:width="1.504cm" svg:height="1.249cm" svg:x="19.246cm" svg:y="4.451cm">
          <text:p text:style-name="P20"><text:span text:style-name="T9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Raise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4" draw:layer="layout" svg:width="1.214cm" svg:height="1.25cm" svg:x="6.329cm" svg:y="1.2cm">
          <text:p text:style-name="P22"><text:span text:style-name="T10">Wh</text:span></text:p>
          <text:p text:style-name="P23"><text:span text:style-name="T10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4" draw:layer="layout" svg:width="1.215cm" svg:height="1.25cm" svg:x="4.871cm" svg:y="0.95cm">
          <text:p text:style-name="P22"><text:span text:style-name="T10">Wh</text:span></text:p>
          <text:p text:style-name="P23"><text:span text:style-name="T10">↓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1.215cm" svg:height="1.25cm" svg:x="3.414cm" svg:y="1.2cm">
          <text:p text:style-name="P23"><text:span text:style-name="T11">Wh </text:span><text:span text:style-name="T10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4" draw:layer="layout" svg:width="1.214cm" svg:height="1.249cm" svg:x="1.957cm" svg:y="1.451cm">
          <text:p text:style-name="P22">Wh</text:p>
          <text:p text:style-name="P23"><text:span text:style-name="T10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2.7cm">
          <text:p text:style-name="P26">acl0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2.45cm">
          <text:p text:style-name="P26">acl1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2.7cm">
          <text:p text:style-name="P26">acl2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2.9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1.524cm" svg:height="1.249cm" svg:x="14.476cm" svg:y="6cm">
          <text:p text:style-name="P7">btn_2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2" draw:layer="layout" svg:width="1.5cm" svg:height="1.249cm" svg:x="12.75cm" svg:y="6.251cm">
          <text:p text:style-name="P11">btn_3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4.451cm">
          <text:p text:style-name="P26">ctrl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 text:style-name="P7">btn_1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Mouse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0.95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1.4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0.95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1.4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0.95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1.4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1.2cm">
          <text:p text:style-name="P26"><text:span text:style-name="T10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0.95cm">
          <text:p text:style-name="P26"><text:span text:style-name="T10">Pg</text:span></text:p>
          <text:p text:style-name="P30"><text:span text:style-name="T10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1.2cm">
          <text:p text:style-name="P26"><text:span text:style-name="T10">Pg</text:span></text:p>
          <text:p text:style-name="P30"><text:span text:style-name="T10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0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2" draw:layer="layout" svg:width="1.504cm" svg:height="1.249cm" svg:x="19.246cm" svg:y="1.451cm">
          <text:p text:style-name="P31"><text:span text:style-name="T1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2.9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33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33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33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33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5" draw:layer="layout" svg:width="1.504cm" svg:height="1.249cm" svg:x="19.246cm" svg:y="2.951cm">
          <text:p text:style-name="P34"><text:span text:style-name="T14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4.4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6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3.95cm">
          <text:p text:style-name="P26"><text:span text:style-name="T10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4.2cm">
          <text:p text:style-name="P26"><text:span text:style-name="T10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5" draw:layer="layout" svg:width="1.504cm" svg:height="1.249cm" svg:x="19.246cm" svg:y="4.451cm">
          <text:p text:style-name="P34"><text:span text:style-name="T14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Arrows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0.95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1.4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0.95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1.4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0.95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1.2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1.4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3.391cm" svg:y="1.2cm">
          <text:p text:style-name="P26"><text:span text:style-name="T10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0.95cm">
          <text:p text:style-name="P26"><text:span text:style-name="T10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1.2cm">
          <text:p text:style-name="P26"><text:span text:style-name="T10">mut</text:span><text:span text:style-name="T10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7" draw:layer="layout" svg:width="1.218cm" svg:height="1.249cm" svg:x="17.783cm" svg:y="1.451cm">
          <text:p text:style-name="P26"><text:span text:style-name="T10">Vol</text:span></text:p>
          <text:p text:style-name="P26"><text:span text:style-name="T10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2" draw:layer="layout" svg:width="1.504cm" svg:height="1.249cm" svg:x="19.246cm" svg:y="1.451cm">
          <text:p text:style-name="P31"><text:span text:style-name="T13">Vol</text:span></text:p>
          <text:p text:style-name="P31"><text:span text:style-name="T13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2.9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7" draw:layer="layout" svg:width="1.219cm" svg:height="1.25cm" svg:x="13.391cm" svg:y="2.7cm">
          <text:p text:style-name="P3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7" draw:layer="layout" svg:width="1.219cm" svg:height="1.25cm" svg:x="14.854cm" svg:y="2.45cm">
          <text:p text:style-name="P3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7" draw:layer="layout" svg:width="1.219cm" svg:height="1.25cm" svg:x="16.317cm" svg:y="2.7cm">
          <text:p text:style-name="P3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7" draw:layer="layout" svg:width="1.218cm" svg:height="1.249cm" svg:x="17.783cm" svg:y="2.951cm">
          <text:p text:style-name="P33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5" draw:layer="layout" svg:width="1.504cm" svg:height="1.249cm" svg:x="19.246cm" svg:y="2.951cm">
          <text:p text:style-name="P34"><text:span text:style-name="T14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4.854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6.31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8cm" svg:height="1.249cm" svg:x="19.246cm" svg:y="4.451cm">
          <text:p text:style-name="P28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5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9cm" svg:height="1.25cm" svg:x="13.391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4.854cm" svg:y="3.95cm">
          <text:p text:style-name="P26"><text:span text:style-name="T10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7" draw:layer="layout" svg:width="1.219cm" svg:height="1.25cm" svg:x="16.317cm" svg:y="4.2cm">
          <text:p text:style-name="P26"><text:span text:style-name="T10"/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5" draw:layer="layout" svg:width="1.504cm" svg:height="1.249cm" svg:x="19.246cm" svg:y="4.451cm">
          <text:p text:style-name="P34"><text:span text:style-name="T14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Adjust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39" draw:layer="layout" svg:width="1.219cm" svg:height="1.25cm" svg:x="13.391cm" svg:y="1.2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4.854cm" svg:y="0.95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6.317cm" svg:y="1.2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9" draw:layer="layout" svg:width="1.218cm" svg:height="1.249cm" svg:x="17.783cm" svg:y="1.451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8cm" svg:height="1.249cm" svg:x="19.246cm" svg:y="1.451cm">
          <text:p text:style-name="P40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3.391cm" svg:y="1.2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4.854cm" svg:y="0.95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6.317cm" svg:y="1.2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9" draw:layer="layout" svg:width="1.218cm" svg:height="1.249cm" svg:x="17.783cm" svg:y="1.451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8cm" svg:height="1.249cm" svg:x="19.246cm" svg:y="1.451cm">
          <text:p text:style-name="P40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3.391cm" svg:y="1.2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4.854cm" svg:y="0.95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6.317cm" svg:y="1.2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9" draw:layer="layout" svg:width="1.218cm" svg:height="1.249cm" svg:x="17.783cm" svg:y="1.451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8cm" svg:height="1.249cm" svg:x="19.246cm" svg:y="1.451cm">
          <text:p text:style-name="P40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3.391cm" svg:y="1.2cm">
          <text:p text:style-name="P38"><text:span text:style-name="T10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4.854cm" svg:y="0.95cm">
          <text:p text:style-name="P38"><text:span text:style-name="T10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6.317cm" svg:y="1.2cm">
          <text:p text:style-name="P38"><text:span text:style-name="T10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9" draw:layer="layout" svg:width="1.218cm" svg:height="1.249cm" svg:x="17.783cm" svg:y="1.451cm">
          <text:p text:style-name="P38"><text:span text:style-name="T10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504cm" svg:height="1.249cm" svg:x="19.246cm" svg:y="1.451cm">
          <text:p text:style-name="P42"><text:span text:style-name="T13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3.391cm" svg:y="2.7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4.854cm" svg:y="2.45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6.317cm" svg:y="2.7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9" draw:layer="layout" svg:width="1.218cm" svg:height="1.249cm" svg:x="17.783cm" svg:y="2.951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8cm" svg:height="1.249cm" svg:x="19.246cm" svg:y="2.951cm">
          <text:p text:style-name="P40"><text:span text:style-name="T1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2.951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3.391cm" svg:y="2.7cm">
          <text:p text:style-name="P38"><text:span text:style-name="T10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4.854cm" svg:y="2.45cm">
          <text:p text:style-name="P38"><text:span text:style-name="T10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6.317cm" svg:y="2.7cm">
          <text:p text:style-name="P38"><text:span text:style-name="T10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9" draw:layer="layout" svg:width="1.218cm" svg:height="1.249cm" svg:x="17.783cm" svg:y="2.951cm">
          <text:p text:style-name="P38"><text:span text:style-name="T10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5" draw:layer="layout" svg:width="1.504cm" svg:height="1.249cm" svg:x="19.246cm" svg:y="2.951cm">
          <text:p text:style-name="P44"><text:span text:style-name="T14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" draw:layer="layout" svg:width="1.218cm" svg:height="1.249cm" svg:x="11.932cm" svg:y="4.451cm">
          <text:p text:style-name="P1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3.391cm" svg:y="4.2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4.854cm" svg:y="3.95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6.317cm" svg:y="4.2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9" draw:layer="layout" svg:width="1.218cm" svg:height="1.249cm" svg:x="17.783cm" svg:y="4.451cm">
          <text:p text:style-name="P38"><text:span text:style-name="T10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7" draw:layer="layout" svg:width="1.218cm" svg:height="1.249cm" svg:x="19.246cm" svg:y="4.451cm">
          <text:p text:style-name="P16"><text:span text:style-name="T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36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3.391cm" svg:y="4.2cm">
          <text:p text:style-name="P38"><text:span text:style-name="T10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4.854cm" svg:y="3.95cm">
          <text:p text:style-name="P38"><text:span text:style-name="T10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39" draw:layer="layout" svg:width="1.219cm" svg:height="1.25cm" svg:x="16.317cm" svg:y="4.2cm">
          <text:p text:style-name="P38"><text:span text:style-name="T10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39" draw:layer="layout" svg:width="1.218cm" svg:height="1.249cm" svg:x="17.783cm" svg:y="4.451cm">
          <text:p text:style-name="P38"><text:span text:style-name="T10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1" draw:layer="layout" svg:width="1.504cm" svg:height="1.249cm" svg:x="19.246cm" svg:y="4.451cm">
          <text:p text:style-name="P20"><text:span text:style-name="T9"/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F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09-24T11:16:57.220953692</dc:date>
    <meta:editing-duration>PT16M6S</meta:editing-duration>
    <meta:editing-cycles>3</meta:editing-cycles>
    <meta:generator>LibreOffice/7.3.4.2$Linux_X86_64 LibreOffice_project/30$Build-2</meta:generator>
    <meta:document-statistic meta:object-count="1189"/>
  </office:meta>
</office:document-meta>
</file>